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ffff" fo:border="0.74pt solid #000000"/>
    </style:style>
    <style:style style:name="ce5" style:family="table-cell" style:parent-style-name="Default" style:data-style-name="N37">
      <style:table-cell-properties fo:background-color="#ffffff" style:text-align-source="fix" style:repeat-content="false" fo:wrap-option="wrap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background-color="#ffffff" style:text-align-source="fix" style:repeat-content="false" fo:wrap-option="wrap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fo:background-color="#ff860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6.023cm" svg:height="9.005cm" svg:x="12.168cm" svg:y="1.912cm">
            <draw:object draw:notify-on-update-of-ranges="Planilha1.A3:Planilha1.A7 Planilha1.C3:Planilha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5"/>
        <table:table-column table:style-name="co1" table:default-cell-style-name="ce2"/>
        <table:table-column table:style-name="co1" table:default-cell-style-name="ce7"/>
        <table:table-row table:style-name="ro1">
          <table:table-cell table:style-name="ce1" office:value-type="string" calcext:value-type="string" table:number-columns-spanned="4" table:number-rows-spanned="1">
            <text:p>LUCCA NASCIMENTO DALLEPRANE</text:p>
          </table:table-cell>
          <table:covered-table-cell table:number-columns-repeated="3" table:style-name="ce4"/>
        </table:table-row>
        <table:table-row table:style-name="ro1">
          <table:table-cell table:style-name="ce1" office:value-type="string" calcext:value-type="string">
            <text:p>Produto</text:p>
          </table:table-cell>
          <table:table-cell table:style-name="ce1" office:value-type="string" calcext:value-type="string">
            <text:p>Data da Compra</text:p>
          </table:table-cell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Valor Unitário</text:p>
          </table:table-cell>
        </table:table-row>
        <table:table-row table:style-name="ro1">
          <table:table-cell office:value-type="string" calcext:value-type="string">
            <text:p>Caneta</text:p>
          </table:table-cell>
          <table:table-cell office:value-type="date" office:date-value="2025-06-01" calcext:value-type="date">
            <text:p>01/06/25</text:p>
          </table:table-cell>
          <table:table-cell office:value-type="float" office:value="10" calcext:value-type="float">
            <text:p>10</text:p>
          </table:table-cell>
          <table:table-cell office:value-type="currency" office:currency="BRL" office:value="2.75" calcext:value-type="currency">
            <text:p>R$ 2,75</text:p>
          </table:table-cell>
        </table:table-row>
        <table:table-row table:style-name="ro1">
          <table:table-cell office:value-type="string" calcext:value-type="string">
            <text:p>Caderno</text:p>
          </table:table-cell>
          <table:table-cell office:value-type="date" office:date-value="2025-06-03" calcext:value-type="date">
            <text:p>03/06/25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10.9" calcext:value-type="currency">
            <text:p>R$ 10,90</text:p>
          </table:table-cell>
        </table:table-row>
        <table:table-row table:style-name="ro1">
          <table:table-cell office:value-type="string" calcext:value-type="string">
            <text:p>Lápis</text:p>
          </table:table-cell>
          <table:table-cell office:value-type="date" office:date-value="2025-06-05" calcext:value-type="date">
            <text:p>05/06/25</text:p>
          </table:table-cell>
          <table:table-cell office:value-type="float" office:value="15" calcext:value-type="float">
            <text:p>15</text:p>
          </table:table-cell>
          <table:table-cell office:value-type="currency" office:currency="BRL" office:value="1.1" calcext:value-type="currency">
            <text:p>R$ 1,10</text:p>
          </table:table-cell>
        </table:table-row>
        <table:table-row table:style-name="ro1">
          <table:table-cell office:value-type="string" calcext:value-type="string">
            <text:p>Borracha</text:p>
          </table:table-cell>
          <table:table-cell office:value-type="date" office:date-value="2025-06-07" calcext:value-type="date">
            <text:p>07/06/25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1.45" calcext:value-type="currency">
            <text:p>R$ 1,45</text:p>
          </table:table-cell>
        </table:table-row>
        <table:table-row table:style-name="ro1">
          <table:table-cell office:value-type="string" calcext:value-type="string">
            <text:p>Apontador</text:p>
          </table:table-cell>
          <table:table-cell office:value-type="date" office:date-value="2025-06-09" calcext:value-type="date">
            <text:p>09/06/25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3.3" calcext:value-type="currency">
            <text:p>R$ 3,30</text:p>
          </table:table-cell>
        </table:table-row>
        <table:table-row table:style-name="ro1">
          <table:table-cell table:style-name="ce3" office:value-type="string" calcext:value-type="string">
            <text:p>Totais</text:p>
          </table:table-cell>
          <table:table-cell table:style-name="ce3"/>
          <table:table-cell table:style-name="ce6" table:formula="of:=SUM([.C3:.C7])" office:value-type="float" office:value="42" calcext:value-type="float">
            <text:p>42</text:p>
          </table:table-cell>
          <table:table-cell table:style-name="ce8" table:formula="of:=AVERAGE([.D3:.D7])" office:value-type="currency" office:currency="BRL" office:value="3.9" calcext:value-type="currency">
            <text:p>R$ 3,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30T19:06:45.746435700</meta:creation-date>
    <dc:date>2025-06-30T19:31:39.396005700</dc:date>
    <meta:editing-duration>PT11M44S</meta:editing-duration>
    <meta:editing-cycles>1</meta:editing-cycles>
    <meta:document-statistic meta:table-count="1" meta:cell-count="28" meta:object-count="1"/>
    <meta:generator>LibreOffice/25.2.4.3$Windows_X86_64 LibreOffice_project/33e196637044ead23f5c3226cde09b47731f7e27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6.024cm" svg:height="9.006cm" xlink:href=".." xlink:type="simple" chart:class="chart:bar" chart:style-name="ch1">
        <chart:title svg:x="5.528cm" svg:y="0.316cm" chart:style-name="ch2">
          <text:p><text:span text:style-name="T1">Quantidade por Produto</text:span></text:p>
        </chart:title>
        <chart:legend chart:legend-position="bottom" svg:x="6.72cm" svg:y="8.169cm" style:legend-expansion="custom" svg:width="1.979cm" svg:height="0.598cm" style:legend-expansion-aspect-ratio="3.30936454849498" chart:style-name="ch3"/>
        <chart:plot-area chart:style-name="ch4" svg:x="0.32cm" svg:y="1.275cm" svg:width="15.384cm" svg:height="6.768cm">
          <chart:coordinate-region svg:x="0.954cm" svg:y="1.474cm" svg:width="14.75cm" svg:height="5.922cm"/>
          <chart:axis chart:dimension="x" chart:name="primary-x" chart:style-name="ch5" chartooo:axis-type="auto">
            <chartooo:date-scale/>
            <chart:categories table:cell-range-address="Planilha1.A3:Planilha1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C3:Planilha1.C7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Caneta</text:p>
                <draw:g>
                  <svg:desc>Planilha1.A3:Planilha1.A7</svg:desc>
                </draw:g>
              </table:table-cell>
              <table:table-cell office:value-type="float" office:value="10">
                <text:p>10</text:p>
                <draw:g>
                  <svg:desc>Planilha1.C3:Planilha1.C7</svg:desc>
                </draw:g>
              </table:table-cell>
            </table:table-row>
            <table:table-row>
              <table:table-cell office:value-type="string">
                <text:p>Caderno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ápis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Borrach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pontador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4.3$Windows_X86_64 LibreOffice_project/33e196637044ead23f5c3226cde09b47731f7e27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